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ba57" officeooo:paragraph-rsid="001cba57"/>
    </style:style>
    <style:style style:name="P2" style:family="paragraph" style:parent-style-name="Table_20_Contents" style:list-style-name="L1">
      <style:text-properties officeooo:rsid="001cba57" officeooo:paragraph-rsid="001cba57"/>
    </style:style>
    <style:style style:name="T1" style:family="text">
      <style:text-properties officeooo:rsid="001d23b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889461659584">
          <table:table-cell table:style-name="Table1.A1" office:value-type="string">
            <text:list xml:id="list690120943" text:style-name="L1">
              <text:list-item>
                <text:p text:style-name="P2"><text:span text:style-name="T1">Check user <text:s/>if already exists, </text:span>Create user in log</text:p>
              </text:list-item>
              <text:list-item>
                <text:p text:style-name="P2">make LDIF</text:p>
              </text:list-item>
              <text:list-item>
                <text:p text:style-name="P2">migrate to LDAP</text:p>
              </text:list-item>
              <text:list-item>
                <text:p text:style-name="P2"/>
              </text:list-item>
            </text:list>
          </table:table-cell>
        </table:table-row>
        <table:table-row table:style-name="TableLine93889461492048">
          <table:table-cell table:style-name="Table1.A2" office:value-type="string">
            <text:p text:style-name="P1">#dckiran</text:p>
            <text:p text:style-name="P1">- kiran</text:p>
            <text:p text:style-name="P1"/>
          </table:table-cell>
        </table:table-row>
        <table:table-row table:style-name="TableLine93889461492928">
          <table:table-cell table:style-name="Table1.A2" office:value-type="string">
            <text:p text:style-name="Table_20_Contents"/>
          </table:table-cell>
        </table:table-row>
        <table:table-row table:style-name="TableLine93889461493504"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1:40:37.594641744</meta:creation-date>
    <meta:editing-duration>PT42M21S</meta:editing-duration>
    <meta:editing-cycles>2</meta:editing-cycles>
    <meta:generator>LibreOffice/6.4.7.2$Linux_X86_64 LibreOffice_project/40$Build-2</meta:generator>
    <dc:date>2021-11-23T12:33:06.209412018</dc:date>
    <meta:document-statistic meta:table-count="1" meta:image-count="0" meta:object-count="0" meta:page-count="1" meta:paragraph-count="6" meta:word-count="21" meta:character-count="96" meta:non-whitespace-character-count="83"/>
  </office:meta>
</office:document-meta>
</file>